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0000000C8FE683CB4.png" manifest:media-type="image/png"/>
  <manifest:file-entry manifest:full-path="Pictures/1000000100000235000000DCBAC6E000.png" manifest:media-type="image/png"/>
  <manifest:file-entry manifest:full-path="Pictures/10000001000004BC0000012062BA5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rope" svg:font-family="Manrope" style:font-family-generic="roman" style:font-pitch="variable"/>
    <style:font-face style:name="Manrope1" svg:font-family="Manrope" style:font-family-generic="system" style:font-pitch="variable"/>
    <style:font-face style:name="MinionPro-Regular" svg:font-family="MinionPro-Regular" style:font-family-generic="roman" style:font-pitch="variable"/>
    <style:font-face style:name="MinionPro-Regular1" svg:font-family="MinionPro-Regular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antramanav Light" svg:font-family="'Yantramanav Light'" style:font-family-generic="roman" style:font-pitch="variable"/>
    <style:font-face style:name="Yantramanav Light1" svg:font-family="'Yantramanav Light'" style:font-family-generic="system" style:font-pitch="variable"/>
  </office:font-face-decls>
  <office:automatic-styles>
    <style:style style:name="Table1" style:family="table">
      <style:table-properties style:width="17.992cm" fo:margin-left="-0.953cm" fo:margin-top="0cm" fo:margin-bottom="0cm" table:align="left" style:writing-mode="lr-tb"/>
    </style:style>
    <style:style style:name="Table1.A" style:family="table-column">
      <style:table-column-properties style:column-width="5.794cm"/>
    </style:style>
    <style:style style:name="Table1.B" style:family="table-column">
      <style:table-column-properties style:column-width="12.197cm"/>
    </style:style>
    <style:style style:name="Table1.1" style:family="table-row">
      <style:table-row-properties style:min-row-height="1.014cm" fo:keep-together="auto"/>
    </style:style>
    <style:style style:name="Table1.A1" style:family="table-cell">
      <style:table-cell-properties style:vertical-align="middle" fo:background-color="#c8daf8" fo:padding-left="0.191cm" fo:padding-right="0.191cm" fo:padding-top="0cm" fo:padding-bottom="0cm" fo:border-left="0.5pt dashed #000000" fo:border-right="0.5pt dashed #000000" fo:border-top="0.5pt dashed #000000" fo:border-bottom="0.75pt dashed #000000">
        <style:background-image/>
      </style:table-cell-properties>
    </style:style>
    <style:style style:name="Table1.2" style:family="table-row">
      <style:table-row-properties style:min-row-height="1.275cm" fo:keep-together="auto"/>
    </style:style>
    <style:style style:name="Table1.A2" style:family="table-cell">
      <style:table-cell-properties style:vertical-align="middle" fo:background-color="#c8daf8" fo:padding-left="0.191cm" fo:padding-right="0.191cm" fo:padding-top="0cm" fo:padding-bottom="0cm" fo:border-left="0.5pt dashed #000000" fo:border-right="0.5pt dashed #000000" fo:border-top="0.75pt dashed #000000" fo:border-bottom="0.75pt dashed #000000">
        <style:background-image/>
      </style:table-cell-properties>
    </style:style>
    <style:style style:name="Table1.3" style:family="table-row">
      <style:table-row-properties style:min-row-height="1.348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3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4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4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5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5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6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6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7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7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8" style:family="table-row">
      <style:table-row-properties style:min-row-height="11.686cm" fo:keep-together="auto"/>
    </style:style>
    <style:style style:name="Table1.A8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8" style:family="table-cell">
      <style:table-cell-properties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9" style:family="table-row">
      <style:table-row-properties style:min-row-height="2.104cm" fo:keep-together="auto"/>
    </style:style>
    <style:style style:name="Table1.A9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9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P1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loext:graphic-properties draw:fill="none"/>
      <style:paragraph-properties fo:margin-left="0.101cm" fo:margin-right="1.401cm" fo:margin-top="0.138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3" style:family="paragraph" style:parent-style-name="Standard">
      <style:paragraph-properties fo:margin-left="0.139cm" fo:margin-right="0cm" fo:margin-top="0.139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4" style:family="paragraph" style:parent-style-name="Standard">
      <style:text-properties fo:font-size="12pt" fo:font-weight="bold" style:font-weight-asian="bold" style:font-weight-complex="bold"/>
    </style:style>
    <style:style style:name="P5" style:family="paragraph" style:parent-style-name="Standard">
      <style:paragraph-properties fo:margin-left="0.139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7" style:family="paragraph" style:parent-style-name="Standard">
      <style:paragraph-properties fo:margin-left="0cm" fo:margin-right="0cm" fo:margin-top="0.139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style:font-name="Poppins" fo:font-size="11pt" style:font-name-asian="Poppins1" style:font-size-asian="11pt" style:font-name-complex="Poppins1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officeooo:rsid="00135aed" officeooo:paragraph-rsid="00135aed" style:font-name-asian="Poppins1" style:font-size-asian="11pt" style:font-style-asian="normal" style:font-weight-asian="bold" style:font-name-complex="Poppins1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normal" style:font-name-asian="Poppins1" style:font-size-asian="11pt" style:font-style-asian="normal" style:font-weight-asian="normal" style:font-name-complex="Poppins1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officeooo:paragraph-rsid="0014bea6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padding="0cm" fo:border="none"/>
      <style:text-properties officeooo:paragraph-rsid="0014bea6"/>
    </style:style>
    <style:style style:name="P14" style:family="paragraph" style:parent-style-name="Standard">
      <style:text-properties style:font-name="Poppins" fo:font-size="11pt" fo:font-weight="bold" style:font-name-asian="Poppins1" style:font-size-asian="11pt" style:font-weight-asian="bold" style:font-name-complex="Poppins1" style:font-size-complex="11pt"/>
    </style:style>
    <style:style style:name="P15" style:family="paragraph" style:parent-style-name="Standard">
      <style:paragraph-properties fo:margin-top="0cm" fo:margin-bottom="0.212cm" style:contextual-spacing="false" fo:line-height="100%"/>
    </style:style>
    <style:style style:name="P16" style:family="paragraph" style:parent-style-name="Frame_20_contents">
      <style:paragraph-properties fo:margin-left="0cm" fo:margin-right="0cm" fo:margin-top="0cm" fo:margin-bottom="0cm" style:contextual-spacing="false" fo:line-height="0.466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P17" style:family="paragraph">
      <style:paragraph-properties fo:margin-left="0cm" fo:margin-right="0cm" fo:margin-top="0cm" fo:margin-bottom="0cm" fo:line-height="0.466cm" fo:text-align="start" fo:text-indent="0cm"/>
      <style:text-properties fo:font-size="18pt"/>
    </style:style>
    <style:style style:name="P18" style:family="paragraph">
      <loext:graphic-properties draw:fill="none"/>
      <style:paragraph-properties fo:text-align="start" style:writing-mode="lr-tb"/>
      <style:text-properties fo:font-size="18pt"/>
    </style:style>
    <style:style style:name="P19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style:font-name="Poppins" fo:font-size="11pt" fo:font-weight="bold" style:font-name-asian="Poppins1" style:font-size-asian="11pt" style:font-weight-asian="bold" style:font-name-complex="Poppins1" style:font-size-complex="11pt"/>
    </style:style>
    <style:style style:name="T2" style:family="text">
      <style:text-properties style:font-name="Poppins" fo:font-size="11pt" fo:font-weight="bold" officeooo:rsid="0014bea6" style:font-name-asian="Poppins1" style:font-size-asian="11pt" style:font-weight-asian="bold" style:font-name-complex="Poppins1" style:font-size-complex="11pt"/>
    </style:style>
    <style:style style:name="T3" style:family="text">
      <style:text-properties style:font-name="Poppins" fo:font-size="11pt" fo:font-weight="bold" officeooo:rsid="0014bea6" style:font-name-asian="Poppins1" style:font-size-asian="11pt" style:font-weight-asian="bold" style:font-name-complex="Poppins1" style:font-size-complex="11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top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vertical-align="top" draw:auto-grow-height="false" fo:min-height="0.995cm" fo:min-width="6.664cm" fo:padding-top="0.127cm" fo:padding-bottom="0.127cm" fo:padding-left="0.254cm" fo:padding-right="0.254cm" fo:wrap-option="wrap" style:writing-mode="lr-tb" loext:decorative="false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000000" draw:textarea-vertical-align="middle" draw:auto-grow-height="false" fo:min-height="1.178cm" fo:min-width="20.678cm" fo:padding-top="0.254cm" fo:padding-bottom="0.254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PROCÈS-VERBAL DE LIVRAISON (“SERVICE FAIT”)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LIVRABLES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3">Nom et prénom de l’intervenant</text:p>
          </table:table-cell>
          <table:table-cell table:style-name="Table1.B3" office:value-type="string">
            <text:p text:style-name="P4">{nomComplet}</text:p>
          </table:table-cell>
        </table:table-row>
        <table:table-row table:style-name="Table1.3">
          <table:table-cell table:style-name="Table1.A4" office:value-type="string">
            <text:p text:style-name="P5">Nom et prénom du Responsable Opérationnel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5" office:value-type="string">
            <text:p text:style-name="P7">Libellé de la prestation</text:p>
          </table:table-cell>
          <table:table-cell table:style-name="Table1.B5" office:value-type="string">
            <text:p text:style-name="P8">Développement - design start’up d’État Pitchou</text:p>
          </table:table-cell>
        </table:table-row>
        <table:table-row table:style-name="Table1.3">
          <table:table-cell table:style-name="Table1.A6" office:value-type="string">
            <text:p text:style-name="P3">Période de prestation <text:line-break/>(mois concerné)</text:p>
          </table:table-cell>
          <table:table-cell table:style-name="Table1.B6" office:value-type="string">
            <text:p text:style-name="P8">Mars 2025</text:p>
            <text:p text:style-name="P9"/>
          </table:table-cell>
        </table:table-row>
        <table:table-row table:style-name="Table1.3">
          <table:table-cell table:style-name="Table1.A7" office:value-type="string">
            <text:p text:style-name="P3">Nombre de jours prestés</text:p>
          </table:table-cell>
          <table:table-cell table:style-name="Table1.B7" office:value-type="string">
            <text:p text:style-name="P10">6</text:p>
          </table:table-cell>
        </table:table-row>
        <table:table-row table:style-name="Table1.8">
          <table:table-cell table:style-name="Table1.A8" office:value-type="string">
            <text:p text:style-name="P3">Livrables et prestations réalisées</text:p>
          </table:table-cell>
          <table:table-cell table:style-name="Table1.B8" office:value-type="string">
            <text:p text:style-name="P11"/>
            <text:p text:style-name="P12"><text:span text:style-name="T1">Produi</text:span><text:span text:style-name="T2">t</text:span></text:p>
            <text:p text:style-name="P13"><text:span text:style-name="T3"/></text:p>
            <text:p text:style-name="Standard"/>
            <text:p text:style-name="P14">Déploiement</text:p>
            <text:p text:style-name="Standard"/>
          </table:table-cell>
        </table:table-row>
        <table:table-row table:style-name="Table1.9">
          <table:table-cell table:style-name="Table1.A9" office:value-type="string">
            <text:p text:style-name="P3">Date + signature du Responsable Opérationnel</text:p>
          </table:table-cell>
          <table:table-cell table:style-name="Table1.B9" office:value-type="string">
            <text:p text:style-name="P1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rope" svg:font-family="Manrope" style:font-family-generic="roman" style:font-pitch="variable"/>
    <style:font-face style:name="Manrope1" svg:font-family="Manrope" style:font-family-generic="system" style:font-pitch="variable"/>
    <style:font-face style:name="MinionPro-Regular" svg:font-family="MinionPro-Regular" style:font-family-generic="roman" style:font-pitch="variable"/>
    <style:font-face style:name="MinionPro-Regular1" svg:font-family="MinionPro-Regular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antramanav Light" svg:font-family="'Yantramanav Light'" style:font-family-generic="roman" style:font-pitch="variable"/>
    <style:font-face style:name="Yantramanav Light1" svg:font-family="'Yantramanav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Manrope" fo:font-size="10pt" fo:language="fr" fo:country="FR" style:letter-kerning="false" style:font-name-asian="Manrope1" style:font-size-asian="10pt" style:language-asian="zh" style:country-asian="CN" style:font-name-complex="Manrope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Manrope" fo:font-size="10pt" fo:language="fr" fo:country="FR" style:letter-kerning="false" style:font-name-asian="Manrope1" style:font-size-asian="10pt" style:language-asian="zh" style:country-asian="CN" style:font-name-complex="Manrope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0%" fo:text-align="start" style:justify-single-word="false" fo:orphans="2" fo:widows="2" style:writing-mode="lr-tb"/>
      <style:text-properties fo:language="fr" fo:country="FR" style:font-name-asian="Calibri1" style:font-family-asian="Calibri" style:font-family-generic-asian="system" style:font-pitch-asian="variable" style:font-name-complex="Manrope1" style:font-family-complex="Manrope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text-properties style:font-name="Book Antiqua" fo:font-family="'Book Antiqua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keep-together="always" fo:break-before="page" fo:keep-with-next="always"/>
      <style:text-properties fo:color="#1c2036" loext:opacity="100%" style:font-name="Poppins" fo:font-family="Poppins" style:font-family-generic="roman" style:font-pitch="variable" fo:font-size="24pt" fo:font-weight="bold" style:font-size-asian="24pt" style:font-weight-asian="bold" style:font-name-complex="Poppins1" style:font-family-complex="Poppins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41cm" fo:margin-bottom="0cm" style:contextual-spacing="false" fo:line-height="100%" fo:keep-together="always" fo:keep-with-next="always"/>
      <style:text-properties fo:color="#44546a" loext:opacity="100%" style:font-name="Poppins" fo:font-family="Poppins" style:font-family-generic="roman" style:font-pitch="variable" fo:font-size="18pt" fo:font-weight="bold" style:font-name-asian="Manrope1" style:font-family-asian="Manrope" style:font-family-generic-asian="system" style:font-pitch-asian="variable" style:font-size-asian="18pt" style:font-weight-asian="bold" style:font-name-complex="Manrope1" style:font-family-complex="Manrope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071cm" fo:margin-bottom="0cm" style:contextual-spacing="false" fo:line-height="100%" fo:keep-together="always" fo:keep-with-next="always"/>
      <style:text-properties fo:color="#4778ff" loext:opacity="100%" style:font-name="Poppins" fo:font-family="Poppins" style:font-family-generic="roman" style:font-pitch="variable" fo:font-size="16pt" fo:font-weight="bold" style:font-name-asian="Manrope1" style:font-family-asian="Manrope" style:font-family-generic-asian="system" style:font-pitch-asian="variable" style:font-size-asian="16pt" style:font-weight-asian="bold" style:font-name-complex="Manrope1" style:font-family-complex="Manrope" style:font-family-generic-complex="system" style:font-pitch-complex="variable" style:font-size-complex="16pt" style:font-weight-complex="bold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style:font-name="Poppins" fo:font-family="Poppins" style:font-family-generic="roman" style:font-pitch="variable" fo:font-size="14pt" fo:font-weight="bold" style:font-name-asian="Manrope1" style:font-family-asian="Manrope" style:font-family-generic-asian="system" style:font-pitch-asian="variable" style:font-size-asian="14pt" style:font-weight-asian="bold" style:font-name-complex="Manrope1" style:font-family-complex="Manrope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44546a" loext:opacity="100%" style:font-name="Poppins" fo:font-family="Poppins" style:font-family-generic="roman" style:font-pitch="variable" fo:font-size="13pt" fo:font-weight="bold" style:font-name-asian="Manrope1" style:font-family-asian="Manrope" style:font-family-generic-asian="system" style:font-pitch-asian="variable" style:font-size-asian="13pt" style:font-weight-asian="bold" style:font-name-complex="Manrope1" style:font-family-complex="Manrope" style:font-family-generic-complex="system" style:font-pitch-complex="variable" style:font-size-complex="13pt" style:font-weight-complex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4778ff" loext:opacity="100%" style:font-name="Poppins" fo:font-family="Poppins" style:font-family-generic="roman" style:font-pitch="variable" fo:font-size="12pt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Title" style:family="paragraph" style:parent-style-name="normal" style:next-style-name="Standard" style:default-outline-level="" style:class="chapter">
      <style:text-properties fo:color="#1c2036" loext:opacity="100%" style:font-name="Poppins" fo:font-family="Poppins" style:font-family-generic="roman" style:font-pitch="variable" fo:font-size="28pt" fo:letter-spacing="-0.018cm" fo:language="en" fo:country="GB" fo:font-weight="bold" style:font-name-asian="Manrope1" style:font-family-asian="Manrope" style:font-family-generic-asian="system" style:font-pitch-asian="variable" style:font-size-asian="28pt" style:font-weight-asian="bold" style:font-name-complex="Manrope1" style:font-family-complex="Manrope" style:font-family-generic-complex="system" style:font-pitch-complex="variable" style:font-size-complex="36pt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44546a" loext:opacity="100%" style:font-name="Poppins" fo:font-family="Poppins" style:font-family-generic="roman" style:font-pitch="variable" fo:font-size="12pt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Heading_20_8" style:display-name="Heading 8" style:family="paragraph" style:parent-style-name="normal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44546a" loext:opacity="100%" style:font-name="Poppins" fo:font-family="Poppins" style:font-family-generic="roman" style:font-pitch="variable" fo:font-size="11pt" fo:font-style="italic" style:font-name-asian="Manrope1" style:font-family-asian="Manrope" style:font-family-generic-asian="system" style:font-pitch-asian="variable" style:font-size-asian="11pt" style:font-style-asian="italic" style:font-name-complex="Manrope1" style:font-family-complex="Manrope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normal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4778ff" loext:opacity="100%" style:font-name="Poppins" fo:font-family="Poppins" style:font-family-generic="roman" style:font-pitch="variable" fo:font-style="italic" style:font-name-asian="Manrope1" style:font-family-asian="Manrope" style:font-family-generic-asian="system" style:font-pitch-asian="variable" style:font-style-asian="italic" style:font-name-complex="Manrope1" style:font-family-complex="Manrope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text-properties fo:color="#1c2036" loext:opacity="100%" style:font-name="Poppins" fo:font-family="Poppins" style:font-family-generic="roman" style:font-pitch="variable" fo:font-size="16pt" fo:font-weight="bold" style:font-name-asian="Poppins1" style:font-family-asian="Poppins" style:font-family-generic-asian="system" style:font-pitch-asian="variable" style:font-size-asian="16pt" style:font-weight-asian="bold" style:font-name-complex="Poppins1" style:font-family-complex="Poppins" style:font-family-generic-complex="system" style:font-pitch-complex="variable" style:font-size-complex="1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ullet_20_1" style:display-name="Bullet 1" style:family="paragraph" style:parent-style-name="List_20_Paragraph" style:default-outline-level="">
      <style:text-properties style:font-weight-complex="bold"/>
    </style:style>
    <style:style style:name="_5b_Basic_20_Paragraph_5d_" style:display-name="[Basic Paragraph]" style:family="paragraph" style:parent-style-name="normal" style:default-outline-level="">
      <style:paragraph-properties fo:line-height="120%" style:vertical-align="middle"/>
      <style:text-properties fo:color="#000000" loext:opacity="100%" style:font-name="MinionPro-Regular" fo:font-family="MinionPro-Regular" style:font-family-generic="roman" style:font-pitch="variable" fo:font-size="12pt" style:font-size-asian="12pt" style:font-name-complex="MinionPro-Regular1" style:font-family-complex="MinionPro-Regular" style:font-family-generic-complex="system" style:font-pitch-complex="variable" style:font-size-complex="12pt"/>
    </style:style>
    <style:style style:name="Text_20_1" style:display-name="Text 1" style:family="paragraph" style:parent-style-name="normal" style:default-outline-level="">
      <style:paragraph-properties fo:margin-left="0.75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le_20_1" style:display-name="Title 1" style:family="paragraph" style:parent-style-name="Title" style:default-outline-level="">
      <style:paragraph-properties fo:margin-top="0cm" fo:margin-bottom="0.212cm" style:contextual-spacing="false" fo:line-height="115%"/>
    </style:style>
    <style:style style:name="Text_20_2" style:display-name="Text 2" style:family="paragraph" style:parent-style-name="Text_20_1" style:default-outline-level="">
      <style:paragraph-properties fo:margin-left="1.501cm" fo:margin-right="0cm" fo:text-indent="0cm" style:auto-text-indent="false"/>
      <style:text-properties style:font-size-complex="12pt"/>
    </style:style>
    <style:style style:name="Text_20_3" style:display-name="Text 3" style:family="paragraph" style:parent-style-name="Text_20_2" style:default-outline-level="">
      <style:paragraph-properties fo:margin-left="2.54cm" fo:margin-right="0cm" fo:text-indent="0cm" style:auto-text-indent="false"/>
    </style:style>
    <style:style style:name="Text_20_4" style:display-name="Text 4" style:family="paragraph" style:parent-style-name="Text_20_3" style:default-outline-level="">
      <style:paragraph-properties fo:margin-left="4.001cm" fo:margin-right="0cm" fo:text-indent="0cm" style:auto-text-indent="false"/>
      <style:text-properties style:font-size-complex="10pt"/>
    </style:style>
    <style:style style:name="Bullet_20_2" style:display-name="Bullet 2" style:family="paragraph" style:parent-style-name="normal" style:default-outline-level=""/>
    <style:style style:name="Bullet_20_3" style:display-name="Bullet 3" style:family="paragraph" style:parent-style-name="Bullet_20_2" style:default-outline-level="">
      <style:text-properties fo:font-size="11pt" style:font-size-asian="11pt" style:font-size-complex="11pt"/>
    </style:style>
    <style:style style:name="black_20_bulletpoint" style:display-name="black bulletpoint" style:family="paragraph" style:parent-style-name="Bullet_20_3" style:default-outline-level="">
      <style:text-properties fo:color="#000000" loext:opacity="100%" fo:font-size="10pt" style:font-size-asian="10pt" style:font-size-complex="10pt"/>
    </style:style>
    <style:style style:name="grey_20_bulletpoint" style:display-name="grey bulletpoint" style:family="paragraph" style:parent-style-name="black_20_bulletpoint" style:default-outline-level="">
      <style:text-properties fo:color="#7f7f7f" loext:opacity="100%"/>
    </style:style>
    <style:style style:name="TOC_20_Heading" style:display-name="TOC Heading" style:family="paragraph" style:parent-style-name="Heading_20_1" style:next-style-name="Standard" style:default-outline-level=""/>
    <style:style style:name="Signature" style:family="paragraph" style:parent-style-name="normal" style:default-outline-level="" style:class="text">
      <style:paragraph-properties fo:margin-left="7.62cm" fo:margin-right="0cm" fo:line-height="100%" fo:text-indent="0cm" style:auto-text-indent="false"/>
    </style:style>
    <style:style style:name="Contents_20_2" style:display-name="Contents 2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3cm" style:type="right" style:leader-style="dotted" style:leader-text="."/>
        </style:tab-stops>
      </style:paragraph-properties>
      <style:text-properties fo:font-size="15pt" fo:font-weight="bold" style:font-size-asian="15pt" style:font-weight-asian="bold"/>
    </style:style>
    <style:style style:name="Contents_20_3" style:display-name="Contents 3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4" style:display-name="Contents 4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3pt" style:font-size-asian="13pt"/>
    </style:style>
    <style:style style:name="Contents_20_5" style:display-name="Contents 5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2pt" style:font-size-asian="12pt"/>
    </style:style>
    <style:style style:name="Contents_20_6" style:display-name="Contents 6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7" style:display-name="Contents 7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8" style:display-name="Contents 8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9pt" fo:font-style="italic" style:font-size-asian="9pt" style:font-style-asian="italic"/>
    </style:style>
    <style:style style:name="Contents_20_9" style:display-name="Contents 9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8pt" fo:font-style="italic" style:font-size-asian="8pt" style:font-style-asian="italic"/>
    </style:style>
    <style:style style:name="Balloon_20_Text" style:display-name="Balloon Text" style:family="paragraph" style:parent-style-name="normal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normal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Liste1" style:family="paragraph" style:parent-style-name="normal" style:default-outline-level="">
      <style:paragraph-properties fo:margin-left="0cm" fo:margin-right="0cm" fo:margin-top="0.212cm" fo:margin-bottom="0.212cm" style:contextual-spacing="false" fo:line-height="100%" fo:text-indent="0cm" style:auto-text-indent="false" style:vertical-align="baseline"/>
      <style:text-properties style:font-name-asian="Times New Roman1" style:font-family-asian="'Times New Roman'" style:font-family-generic-asian="system" style:font-pitch-asian="variable" style:language-asian="fr" style:country-asian="FR" style:font-name-complex="Yantramanav Light1" style:font-family-complex="'Yantramanav Light'" style:font-family-generic-complex="system" style:font-pitch-complex="variable"/>
    </style:style>
    <style:style style:name="Revision" style:family="paragraph" style:default-outline-level="">
      <style:paragraph-properties fo:line-height="100%" fo:text-align="start" style:justify-single-word="false" fo:orphans="2" fo:widows="2" style:writing-mode="lr-tb"/>
      <style:text-properties style:font-name="Yantramanav Light" fo:font-family="'Yantramanav Light'" style:font-family-generic="roman" style:font-pitch="variable"/>
    </style:style>
    <style:style style:name="SoustitreA" style:family="paragraph" style:parent-style-name="normal" style:default-outline-level="">
      <style:paragraph-properties fo:line-height="150%"/>
      <style:text-properties fo:color="#000000" loext:opacity="100%" fo:font-size="12pt" fo:language="fr" fo:country="CH" fo:font-weight="bold" style:font-size-asian="12pt" style:font-weight-asian="bold" style:font-size-complex="12pt" style:font-weight-complex="bold"/>
    </style:style>
    <style:style style:name="paragraph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outlineelement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1" style:family="paragraph" style:parent-style-name="Texte_20_courant" style:default-outline-level="">
      <style:paragraph-properties fo:line-height="150%"/>
    </style:style>
    <style:style style:name="Quote" style:family="paragraph" style:parent-style-name="normal" style:next-style-name="Standard" style:default-outline-level="">
      <style:paragraph-properties fo:margin-left="1.27cm" fo:margin-right="1.27cm" fo:margin-top="0.282cm" fo:margin-bottom="0cm" style:contextual-spacing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normal" style:next-style-name="Standard" style:default-outline-level="">
      <style:paragraph-properties fo:margin-left="2.159cm" fo:margin-right="2.159cm" fo:margin-top="0.494cm" fo:margin-bottom="0cm" style:contextual-spacing="false" fo:line-height="125%" fo:text-indent="0cm" style:auto-text-indent="false" fo:padding-left="0.423cm" fo:padding-right="0cm" fo:padding-top="0cm" fo:padding-bottom="0cm" fo:border-left="2.24pt solid #c4e3ff" fo:border-right="none" fo:border-top="none" fo:border-bottom="none"/>
      <style:text-properties fo:color="#c4e3ff" loext:opacity="100%" style:font-name="Poppins" fo:font-family="Poppins" style:font-family-generic="roman" style:font-pitch="variable" fo:font-size="14pt" style:font-name-asian="Manrope1" style:font-family-asian="Manrope" style:font-family-generic-asian="system" style:font-pitch-asian="variable" style:font-size-asian="14pt" style:font-name-complex="Manrope1" style:font-family-complex="Manrope" style:font-family-generic-complex="system" style:font-pitch-complex="variable" style:font-size-complex="14pt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Soustitre1" style:family="paragraph" style:parent-style-name="normal" style:default-outline-level="">
      <style:text-properties fo:color="#1c2036" loext:opacity="100%" style:font-name="Poppins" fo:font-family="Poppins" style:font-family-generic="roman" style:font-pitch="variable" fo:font-size="16pt" fo:font-weight="bold" style:font-size-asian="16pt" style:font-weight-asian="bold" style:font-name-complex="Segoe UI1" style:font-family-complex="'Segoe UI'" style:font-family-generic-complex="system" style:font-pitch-complex="variable" style:font-size-complex="16pt"/>
    </style:style>
    <style:style style:name="Texte_20_courant" style:display-name="Texte courant" style:family="paragraph" style:parent-style-name="normal" style:default-outline-level="">
      <style:text-properties fo:color="#000000" loext:opacity="100%" style:font-name-complex="Segoe UI1" style:font-family-complex="'Segoe UI'" style:font-family-generic-complex="system" style:font-pitch-complex="variable"/>
    </style:style>
    <style:style style:name="Information_20_importante" style:display-name="Information importante" style:family="paragraph" style:parent-style-name="normal" style:default-outline-level="">
      <style:text-properties fo:color="#4778ff" loext:opacity="100%" fo:font-size="11pt" fo:font-weight="bold" style:font-size-asian="11pt" style:font-weight-asian="bold" style:font-name-complex="Segoe UI1" style:font-family-complex="'Segoe UI'" style:font-family-generic-complex="system" style:font-pitch-complex="variable" style:font-size-complex="11pt"/>
    </style:style>
    <style:style style:name="Soustitre2" style:family="paragraph" style:parent-style-name="normal" style:default-outline-level="">
      <style:paragraph-properties fo:line-height="150%"/>
      <style:text-properties fo:color="#000000" loext:opacity="100%" fo:font-size="14pt" fo:font-weight="bold" style:font-size-asian="14pt" style:font-weight-asian="bold" style:font-name-complex="Segoe UI1" style:font-family-complex="'Segoe UI'" style:font-family-generic-complex="system" style:font-pitch-complex="variable" style:font-size-complex="14pt"/>
    </style:style>
    <style:style style:name="Texte_20_de_20_pied_20_de_20_page" style:display-name="Texte de pied de page" style:family="paragraph" style:parent-style-name="normal" style:default-outline-level="">
      <style:paragraph-properties fo:margin-left="0.476cm" fo:margin-right="0cm" fo:text-indent="0cm" style:auto-text-indent="false"/>
      <style:text-properties fo:font-size="7.5pt" fo:language="en" fo:country="GB" style:font-size-asian="7.5pt" style:font-size-complex="7.5pt"/>
    </style:style>
    <style:style style:name="index_20_heading" style:display-name="index heading" style:family="paragraph" style:parent-style-name="Heading_20_1" style:next-style-name="Standard" style:default-outline-level=""/>
    <style:style style:name="Table_20_Paragraph" style:display-name="Table Paragraph" style:family="paragraph" style:parent-style-name="normal" style:default-outline-level="">
      <style:paragraph-properties fo:margin-left="0.139cm" fo:margin-right="0cm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Manrope1" style:font-family-asian="Manrope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4778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1c2036" loext:opacity="100%" style:font-name="Poppins" fo:font-family="Poppins" style:font-family-generic="roman" style:font-pitch="variable" fo:font-size="24pt" fo:language="fr" fo:country="FR" fo:font-weight="bold" style:font-name-asian="Calibri1" style:font-family-asian="Calibri" style:font-family-generic-asian="system" style:font-pitch-asian="variable" style:font-size-asian="24pt" style:font-weight-asian="bold" style:font-name-complex="Poppins1" style:font-family-complex="Poppins" style:font-family-generic-complex="system" style:font-pitch-complex="variable" style:font-size-complex="24pt"/>
    </style:style>
    <style:style style:name="Heading_20_2_20_Char" style:display-name="Heading 2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8pt" fo:language="fr" fo:country="FR" fo:font-weight="bold" style:font-name-asian="Manrope1" style:font-family-asian="Manrope" style:font-family-generic-asian="system" style:font-pitch-asian="variable" style:font-size-asian="18pt" style:font-weight-asian="bold" style:font-name-complex="Manrope1" style:font-family-complex="Manrope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color="#4778ff" loext:opacity="100%" style:font-name="Poppins" fo:font-family="Poppins" style:font-family-generic="roman" style:font-pitch="variable" fo:font-size="16pt" fo:language="fr" fo:country="FR" fo:font-weight="bold" style:font-name-asian="Manrope1" style:font-family-asian="Manrope" style:font-family-generic-asian="system" style:font-pitch-asian="variable" style:font-size-asian="16pt" style:font-weight-asian="bold" style:font-name-complex="Manrope1" style:font-family-complex="Manrope" style:font-family-generic-complex="system" style:font-pitch-complex="variable" style:font-size-complex="16pt" style:font-weight-complex="bold"/>
    </style:style>
    <style:style style:name="Title_20_Char" style:display-name="Title Char" style:family="text" style:parent-style-name="Default_20_Paragraph_20_Font">
      <style:text-properties fo:color="#1c2036" loext:opacity="100%" style:font-name="Poppins" fo:font-family="Poppins" style:font-family-generic="roman" style:font-pitch="variable" fo:font-size="28pt" fo:letter-spacing="-0.018cm" fo:language="en" fo:country="GB" fo:font-weight="bold" style:font-name-asian="Manrope1" style:font-family-asian="Manrope" style:font-family-generic-asian="system" style:font-pitch-asian="variable" style:font-size-asian="28pt" style:font-weight-asian="bold" style:font-name-complex="Manrope1" style:font-family-complex="Manrope" style:font-family-generic-complex="system" style:font-pitch-complex="variable" style:font-size-complex="36pt"/>
    </style:style>
    <style:style style:name="Subtitle_20_Char" style:display-name="Subtitle Char" style:family="text" style:parent-style-name="Default_20_Paragraph_20_Font">
      <style:text-properties fo:color="#1c2036" loext:opacity="100%" style:font-name="Poppins" fo:font-family="Poppins" style:font-family-generic="roman" style:font-pitch="variable" fo:font-size="16pt" fo:language="fr" fo:country="FR" fo:font-weight="bold" style:font-name-asian="Calibri1" style:font-family-asian="Calibri" style:font-family-generic-asian="system" style:font-pitch-asian="variable" style:font-size-asian="16pt" style:font-weight-asian="bold" style:font-name-complex="Segoe UI1" style:font-family-complex="'Segoe UI'" style:font-family-generic-complex="system" style:font-pitch-complex="variable" style:font-size-complex="16pt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Poppins" fo:font-family="Poppins" style:font-family-generic="roman" style:font-pitch="variable" fo:font-size="14pt" fo:language="fr" fo:country="FR" fo:font-weight="bold" style:font-name-asian="Manrope1" style:font-family-asian="Manrope" style:font-family-generic-asian="system" style:font-pitch-asian="variable" style:font-size-asian="14pt" style:font-weight-asian="bold" style:font-name-complex="Manrope1" style:font-family-complex="Manrope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_20_Paragraph_20_Char" style:display-name="List Paragraph Char" style:family="text" style:parent-style-name="Default_20_Paragraph_20_Font"/>
    <style:style style:name="Bullet_20_1_20_Char" style:display-name="Bullet 1 Char" style:family="text" style:parent-style-name="List_20_Paragraph_20_Char">
      <style:text-properties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_20_1_20_Char" style:display-name="Text 1 Char" style:family="text" style:parent-style-name="Default_20_Paragraph_20_Font">
      <style:text-properties fo:font-size="10pt" fo:language="fr" fo:country="FR" style:font-size-asian="10pt" style:font-size-complex="10pt"/>
    </style:style>
    <style:style style:name="Bullet_20_2_20_Char" style:display-name="Bullet 2 Char" style:family="text" style:parent-style-name="Default_20_Paragraph_20_Font"/>
    <style:style style:name="Bullet_20_3_20_Char" style:display-name="Bullet 3 Char" style:family="text" style:parent-style-name="Bullet_20_2_20_Char">
      <style:text-properties fo:font-size="11pt" style:font-size-asian="11pt" style:font-size-complex="11pt"/>
    </style:style>
    <style:style style:name="black_20_bulletpoint_20_Char" style:display-name="black bulletpoint Char" style:family="text" style:parent-style-name="Bullet_20_3_20_Char">
      <style:text-properties fo:color="#000000" loext:opacity="100%" fo:font-size="11pt" style:font-size-asian="11pt" style:font-size-complex="11pt"/>
    </style:style>
    <style:style style:name="grey_20_bulletpoint_20_Char" style:display-name="grey bulletpoint Char" style:family="text" style:parent-style-name="black_20_bulletpoint_20_Char">
      <style:text-properties fo:color="#7f7f7f" loext:opacity="100%" fo:font-size="11pt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4778ff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ignature_20_Char" style:display-name="Signature Char" style:family="text" style:parent-style-name="Default_20_Paragraph_20_Font"/>
    <style:style style:name="Comment_20_Text_20_Char" style:display-name="Comment Text Char" style:family="text" style:parent-style-name="Default_20_Paragraph_20_Font">
      <style:text-properties style:font-name="Yantramanav Light" fo:font-family="'Yantramanav Light'" style:font-family-generic="roman" style:font-pitch="variable"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style:font-name="Yantramanav Light" fo:font-family="'Yantramanav Light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Body_20_Text_20_Char" style:display-name="Body Text Char" style:family="text" style:parent-style-name="Default_20_Paragraph_20_Font">
      <style:text-properties style:font-name="Book Antiqua" fo:font-family="'Book Antiqua'" style:font-family-generic="roman" style:font-pitch="variable" fo:language="fr" fo:country="FR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Heading_20_5_20_Char" style:display-name="Heading 5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3pt" fo:language="fr" fo:country="FR" fo:font-weight="bold" style:font-name-asian="Manrope1" style:font-family-asian="Manrope" style:font-family-generic-asian="system" style:font-pitch-asian="variable" style:font-size-asian="13pt" style:font-weight-asian="bold" style:font-name-complex="Manrope1" style:font-family-complex="Manrope" style:font-family-generic-complex="system" style:font-pitch-complex="variable" style:font-size-complex="13pt" style:font-weight-complex="bold"/>
    </style:style>
    <style:style style:name="Heading_20_6_20_Char" style:display-name="Heading 6 Char" style:family="text" style:parent-style-name="Default_20_Paragraph_20_Font">
      <style:text-properties fo:color="#4778ff" loext:opacity="100%" style:font-name="Poppins" fo:font-family="Poppins" style:font-family-generic="roman" style:font-pitch="variable" fo:font-size="12pt" fo:language="fr" fo:country="FR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Heading_20_7_20_Char" style:display-name="Heading 7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2pt" fo:language="fr" fo:country="FR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1pt" fo:language="fr" fo:country="FR" fo:font-style="italic" style:font-name-asian="Manrope1" style:font-family-asian="Manrope" style:font-family-generic-asian="system" style:font-pitch-asian="variable" style:font-size-asian="11pt" style:font-style-asian="italic" style:font-name-complex="Manrope1" style:font-family-complex="Manrope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fo:color="#4778ff" loext:opacity="100%" style:font-name="Poppins" fo:font-family="Poppins" style:font-family-generic="roman" style:font-pitch="variable" fo:language="fr" fo:country="FR" fo:font-style="italic" style:font-name-asian="Manrope1" style:font-family-asian="Manrope" style:font-family-generic-asian="system" style:font-pitch-asian="variable" style:font-style-asian="italic" style:font-name-complex="Manrope1" style:font-family-complex="Manrope" style:font-family-generic-complex="system" style:font-pitch-complex="variable" style:font-style-complex="italic"/>
    </style:style>
    <style:style style:name="textrun" style:family="text" style:parent-style-name="Default_20_Paragraph_20_Font"/>
    <style:style style:name="contentcontrolboundarysink" style:family="text" style:parent-style-name="Default_20_Paragraph_20_Font"/>
    <style:style style:name="contentcontrol" style:family="text" style:parent-style-name="Default_20_Paragraph_20_Font"/>
    <style:style style:name="pagebreakblob" style:family="text" style:parent-style-name="Default_20_Paragraph_20_Font"/>
    <style:style style:name="pagebreakborderspan" style:family="text" style:parent-style-name="Default_20_Paragraph_20_Font"/>
    <style:style style:name="pagebreaktextspan" style:family="text" style:parent-style-name="Default_20_Paragraph_20_Font"/>
    <style:style style:name="wacimagecontainer" style:family="text" style:parent-style-name="Default_20_Paragraph_20_Font"/>
    <style:style style:name="Liste_20_Char" style:display-name="Liste Char" style:family="text" style:parent-style-name="Default_20_Paragraph_20_Font">
      <style:text-properties fo:language="fr" fo:country="FR" style:font-name-asian="Times New Roman1" style:font-family-asian="'Times New Roman'" style:font-family-generic-asian="system" style:font-pitch-asian="variable" style:language-asian="fr" style:country-asian="FR" style:font-name-complex="Yantramanav Light1" style:font-family-complex="'Yantramanav Light'" style:font-family-generic-complex="system" style:font-pitch-complex="variable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c4e3ff" loext:opacity="100%" style:font-name="Poppins" fo:font-family="Poppins" style:font-family-generic="roman" style:font-pitch="variable" fo:font-size="14pt" style:font-name-asian="Manrope1" style:font-family-asian="Manrope" style:font-family-generic-asian="system" style:font-pitch-asian="variable" style:font-size-asian="14pt" style:font-name-complex="Manrope1" style:font-family-complex="Manrope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fo:letter-spacing="0.009cm" style:text-underline-style="solid" style:text-underline-width="auto" style:text-underline-color="font-color" fo:font-weight="bold" style:font-weight-asian="bold" style:font-weight-complex="bold"/>
    </style:style>
    <style:style style:name="SoustitreA_20_Char" style:display-name="SoustitreA Char" style:family="text" style:parent-style-name="Default_20_Paragraph_20_Font">
      <style:text-properties fo:color="#000000" loext:opacity="100%" fo:font-size="12pt" fo:language="fr" fo:country="CH" fo:font-weight="bold" style:font-size-asian="12pt" style:font-weight-asian="bold" style:font-size-complex="12pt" style:font-weight-complex="bold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Soustitre1_20_Char" style:display-name="Soustitre1 Char" style:family="text" style:parent-style-name="Default_20_Paragraph_20_Font">
      <style:text-properties fo:color="#1c2036" loext:opacity="100%" style:font-name="Poppins" fo:font-family="Poppins" style:font-family-generic="roman" style:font-pitch="variable" fo:font-size="16pt" fo:language="fr" fo:country="FR" fo:font-weight="bold" style:font-name-asian="Calibri1" style:font-family-asian="Calibri" style:font-family-generic-asian="system" style:font-pitch-asian="variable" style:font-size-asian="16pt" style:font-weight-asian="bold" style:font-name-complex="Segoe UI1" style:font-family-complex="'Segoe UI'" style:font-family-generic-complex="system" style:font-pitch-complex="variable" style:font-size-complex="16pt"/>
    </style:style>
    <style:style style:name="Texte_20_courant_20_Char" style:display-name="Texte courant Char" style:family="text" style:parent-style-name="Default_20_Paragraph_20_Font">
      <style:text-properties fo:color="#000000" loext:opacity="100%" fo:language="fr" fo:country="FR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Information_20_importante_20_Char" style:display-name="Information importante Char" style:family="text" style:parent-style-name="Default_20_Paragraph_20_Font">
      <style:text-properties fo:color="#4778ff" loext:opacity="100%" fo:font-size="11pt" fo:language="fr" fo:country="FR" fo:font-weight="bold" style:font-name-asian="Calibri1" style:font-family-asian="Calibri" style:font-family-generic-asian="system" style:font-pitch-asian="variable" style:font-size-asian="11pt" style:font-weight-asian="bold" style:font-name-complex="Segoe UI1" style:font-family-complex="'Segoe UI'" style:font-family-generic-complex="system" style:font-pitch-complex="variable" style:font-size-complex="11pt"/>
    </style:style>
    <style:style style:name="Soustitre2_20_Char" style:display-name="Soustitre2 Char" style:family="text" style:parent-style-name="Default_20_Paragraph_20_Font">
      <style:text-properties fo:color="#000000" loext:opacity="100%" fo:font-size="14pt" fo:language="fr" fo:country="FR" fo:font-weight="bold" style:font-name-asian="Calibri1" style:font-family-asian="Calibri" style:font-family-generic-asian="system" style:font-pitch-asian="variable" style:font-size-asian="14pt" style:font-weight-asian="bold" style:font-name-complex="Segoe UI1" style:font-family-complex="'Segoe UI'" style:font-family-generic-complex="system" style:font-pitch-complex="variable" style:font-size-complex="14pt"/>
    </style:style>
    <style:style style:name="LIST_20_Char" style:display-name="LIST Char" style:family="text" style:parent-style-name="Texte_20_courant_20_Char">
      <style:text-properties fo:color="#000000" loext:opacity="100%" fo:language="fr" fo:country="FR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page_20_number" style:display-name="page number" style:family="text">
      <style:text-properties fo:font-size="7.5pt" fo:font-weight="bold" style:font-size-asian="7.5pt" style:font-weight-asian="bold" style:font-size-complex="7.5pt" style:font-weight-complex="bold"/>
    </style:style>
    <style:style style:name="Texte_20_de_20_pied_20_de_20_page_20_Car" style:display-name="Texte de pied de page Car" style:family="text" style:parent-style-name="Default_20_Paragraph_20_Font">
      <style:text-properties fo:font-size="7.5pt" fo:language="en" fo:country="GB" style:font-name-asian="Calibri1" style:font-family-asian="Calibri" style:font-family-generic-asian="system" style:font-pitch-asian="variable" style:font-size-asian="7.5pt" style:font-name-complex="Manrope1" style:font-family-complex="Manrope" style:font-family-generic-complex="system" style:font-pitch-complex="variable" style:font-size-complex="7.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style:text-underline-style="none" fo:font-weight="normal" style:font-name-asian="Manrope1" style:font-size-asian="10pt" style:font-style-asian="normal" style:font-weight-asian="normal" style:font-name-complex="Manrope1" style:font-size-complex="10pt"/>
    </style:style>
    <style:style style:name="MP2" style:family="paragraph" style:parent-style-name="Standard">
      <style:paragraph-properties fo:margin-left="-1.501cm" fo:margin-right="-1.33cm" fo:margin-top="0cm" fo:margin-bottom="0cm" style:contextual-spacing="false" fo:line-height="11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14.753cm" style:type="right"/>
          <style:tab-stop style:position="17.251cm" style:type="right"/>
        </style:tab-stops>
      </style:paragraph-properties>
    </style:style>
    <style:style style:name="MP3" style:family="paragraph">
      <loext:graphic-properties draw:fill="solid" draw:fill-color="#000000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0cm" fo:margin-right="0cm" fo:margin-top="0cm" fo:margin-bottom="0cm" style:contextual-spacing="false" fo:line-height="0.466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MP5" style:family="paragraph">
      <style:paragraph-properties fo:margin-left="0cm" fo:margin-right="0cm" fo:margin-top="0cm" fo:margin-bottom="0cm" fo:line-height="0.466cm" fo:text-align="start" fo:text-indent="0cm"/>
      <style:text-properties fo:font-size="18pt"/>
    </style:style>
    <style:style style:name="MP6" style:family="paragraph">
      <loext:graphic-properties draw:fill="none"/>
      <style:paragraph-properties fo:text-align="start" style:writing-mode="lr-tb"/>
      <style:text-properties fo:font-size="18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Manrope" fo:font-size="7.5pt" fo:font-style="normal" style:text-underline-style="none" fo:font-weight="normal" style:font-name-asian="Manrope1" style:font-size-asian="7.5pt" style:font-style-asian="normal" style:font-weight-asian="normal" style:font-name-complex="Manrope1" style:font-size-complex="7.5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Manrope" fo:font-size="7.5pt" fo:font-style="normal" style:text-underline-style="none" fo:font-weight="bold" style:font-name-asian="Manrope1" style:font-size-asian="7.5pt" style:font-style-asian="normal" style:font-weight-asian="bold" style:font-name-complex="Manrope1" style:font-size-complex="7.5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style:text-underline-style="none" fo:font-weight="normal" style:font-name-asian="Manrope1" style:font-size-asian="10pt" style:font-style-asian="normal" style:font-weight-asian="normal" style:font-name-complex="Manrope1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top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000000" draw:textarea-vertical-align="middle" draw:auto-grow-height="false" fo:min-height="1.178cm" fo:min-width="20.678cm" fo:padding-top="0.254cm" fo:padding-bottom="0.254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vertical-align="top" draw:auto-grow-height="false" fo:min-height="0.995cm" fo:min-width="6.664cm" fo:padding-top="0.127cm" fo:padding-bottom="0.127cm" fo:padding-left="0.254cm" fo:padding-right="0.254cm" fo:wrap-option="wrap" style:writing-mode="lr-tb" loext:decorative="false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89cm" fo:margin-bottom="0.75cm" fo:margin-left="2.54cm" fo:margin-right="2.54cm" style:writing-mode="lr-tb" style:layout-grid-color="#c0c0c0" style:layout-grid-lines="243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2cm" fo:margin-left="0cm" fo:margin-right="0cm" fo:margin-bottom="1.422cm" style:dynamic-spacing="true"/>
      </style:header-style>
      <style:footer-style>
        <style:header-footer-properties fo:min-height="1.79cm" fo:margin-left="0cm" fo:margin-right="0cm" fo:margin-top="1.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0.91cm" svg:y="1.011cm" svg:width="3.302cm" svg:height="0.787cm" draw:z-index="2"><draw:image xlink:href="Pictures/10000001000004BC0000012062BA5226.png" xlink:type="simple" xlink:show="embed" xlink:actuate="onLoad" draw:mime-type="image/png"/></draw:frame></text:p>
        <text:p text:style-name="Standard"/>
      </style:header>
      <style:footer>
        <text:p text:style-name="MP2"><draw:custom-shape text:anchor-type="paragraph" draw:z-index="0" draw:name="Image2" draw:style-name="Mgr1" draw:text-style-name="MP3" svg:width="21.185cm" svg:height="1.685cm" svg:x="-2.54cm" svg:y="25.1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All rights reserved LittleBig Connection • <text:tab/></text:span><text:span text:style-name="MT2"><text:tab/></text:span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2" draw:name="Frame1" text:anchor-type="paragraph" svg:x="-1.164cm" svg:y="-0.614cm" svg:width="7.172cm" svg:height="1.249cm" draw:z-index="0"><draw:text-box><text:p text:style-name="MP4">REFERENCE: <text:s text:c="5"/><text:line-break/>VERSION:</text:p></draw:text-box></draw:frame><draw:custom-shape text:anchor-type="paragraph" draw:z-index="1" draw:name="Image1" draw:style-name="Mgr2" draw:text-style-name="MP6" svg:width="7.171cm" svg:height="1.248cm" svg:x="-1.164cm" svg:y="-0.614cm"><text:p text:style-name="MP5"><text:span text:style-name="MT3">REFERENCE: <text:s text:c="5"/></text:span><text:span text:style-name="MT3"><text:line-break/></text:span><text:span text:style-name="MT3">VERSION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image3.png" text:anchor-type="char" svg:x="-2.494cm" svg:y="-1.27cm" svg:width="20.953cm" svg:height="1.69cm" draw:z-index="0"><draw:image xlink:href="Pictures/10000001000009B0000000C8FE683CB4.png" xlink:type="simple" xlink:show="embed" xlink:actuate="onLoad" draw:mime-type="image/png"/></draw:frame></text:p>
        <text:p text:style-name="Standard"/>
      </style:header>
      <style:footer>
        <text:p text:style-name="MP1"><text:tab/></text:p>
        <text:p text:style-name="MP7"><text:span text:style-name="MT4">C2 – Confidential<text:tab/></text:span><text:page-number text:select-page="current">0</text:page-number><text:span text:style-name="MT4"><text:tab/></text:span><draw:frame draw:style-name="Mfr3" draw:name="image2.png" text:anchor-type="char" svg:x="14.093cm" svg:y="0cm" svg:width="2.863cm" svg:height="1.115cm" draw:z-index="0"><draw:image xlink:href="Pictures/1000000100000235000000DCBAC6E000.png" xlink:type="simple" xlink:show="embed" xlink:actuate="onLoad" draw:mime-type="image/png"/></draw:frame></text:p>
        <text:p text:style-name="MP1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0:05:00</meta:creation-date>
    <meta:initial-creator>KAULLY Pavanee</meta:initial-creator>
    <meta:generator>LibreOffice/24.8.6.2$Linux_X86_64 LibreOffice_project/d50be90c1d90f0f90a5235ffcbbafbbfa38a83c2</meta:generator>
    <meta:print-date>2025-03-26T09:55:51.720861174</meta:print-date>
    <meta:printed-by>Fichiers PDF</meta:printed-by>
    <dc:date>2025-04-07T15:52:20.263981493</dc:date>
    <meta:editing-duration>PT27M45S</meta:editing-duration>
    <meta:editing-cycles>6</meta:editing-cycles>
    <meta:document-statistic meta:table-count="1" meta:image-count="3" meta:object-count="0" meta:page-count="1" meta:paragraph-count="19" meta:word-count="64" meta:character-count="464" meta:non-whitespace-character-count="406"/>
    <meta:user-defined meta:name="ContentTypeId">0x0101009C91D332064DEA42B3475F03398B4FD3</meta:user-defined>
    <meta:user-defined meta:name="LastVersion">1.0</meta:user-defined>
  </office:meta>
</office:document-meta>
</file>